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text-underline-style="none" fo:font-weight="normal" fo:background-color="transparent" style:font-style-asian="normal" style:font-weight-asian="normal" style:font-style-complex="normal" style:font-weight-complex="normal"/>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master-page-name="MP0">
      <style:paragraph-properties fo:text-align="start" style:justify-single-word="false" style:page-number="auto" fo:break-before="page"/>
    </style:style>
    <style:style style:name="P5" style:family="paragraph" style:parent-style-name="Standard">
      <style:paragraph-properties fo:text-align="start" style:justify-single-word="false"/>
    </style:style>
    <style:style style:name="T1" style:family="text">
      <style:text-properties fo:font-style="normal" style:text-underline-style="none" fo:font-weight="normal" style:text-underline-mode="continuous" style:text-overline-mode="continuous" style:text-line-through-mode="continuous" fo:background-color="transparent" style:font-style-asian="normal" style:font-weight-asian="normal" style:font-style-complex="normal" style:font-weight-complex="normal"/>
    </style:style>
    <style:style style:name="T2" style:family="text">
      <style:text-properties fo:font-style="normal" style:text-underline-style="none" fo:font-weight="normal" fo:background-color="transparent"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Police_20_par_20_défaut"><text:span text:style-name="T2">Lesaffre Maeva</text:span></text:span></text:p>
      <text:p text:style-name="P3"><text:span text:style-name="Police_20_par_20_défaut"><text:span text:style-name="T2">L2 INFO</text:span></text:span></text:p>
      <text:p text:style-name="P3"><text:span text:style-name="Police_20_par_20_défaut"><text:span text:style-name="T2">Groupe 6 </text:span></text:span></text:p>
      <text:p text:style-name="P2"><text:span text:style-name="Police_20_par_20_défaut"><text:span text:style-name="T2"/></text:span></text:p>
      <text:p text:style-name="P2"><text:span text:style-name="Police_20_par_20_défaut"><text:span text:style-name="T2">Comment et pourquoi, les réseaux sociaux et les téléphones nous rendent t-ils malades ?</text:span></text:span></text:p>
      <text:p text:style-name="P1"/>
      <text:p text:style-name="P1"/>
      <text:p text:style-name="P3"><text:span text:style-name="T2"><text:s text:c="2"/>Observées dans de récentes recherches, </text:span><text:span text:style-name="Police_20_par_20_défaut"><text:span text:style-name="T2">l'usage du téléphone de manière fréquente mais aussi des réseaux sociaux conduirait à des troubles psychologiques.</text:span></text:span><text:span text:style-name="T2"><text:line-break/><text:line-break/> <text:s/></text:span><text:span text:style-name="Police_20_par_20_défaut"><text:span text:style-name="T1">L'article internet «Mobile-déprime et e-anxiété, qaund les réseaux sociaux nous rendent malades», publié en 2016, réalisé par Didier Courbet et Marie-Pierre Fourquet-Courbet, dans le the conversatio (https://theconversation.com/fr)</text:span></text:span><text:span text:style-name="T2">, expose les différents symptômes d'une utilisation nocive des réseaux sociaux, téléphone portable et tente d'identifier des pistes d'amélioration.</text:span></text:p>
      <text:p text:style-name="P3"><text:span text:style-name="T2"><text:line-break/> <text:s/>Un usage excessive de ces "outils", conduirait à des troubles psychologiques tel que : anxiété, dépression et addiction, selon les recherches récentes. En effet, les résaux sociaux provoquent la crainte de </text:span><text:span text:style-name="Police_20_par_20_défaut"><text:span text:style-name="T1">rater des informations enrichissantes, ce qui s'apparente à une addiction, l'individu à un besoin de s'acquérir des informations le plus rapidement possible. Mais, il est en proie à des humeurs négatives, car les réseaux sont un espace où la comparaison est de loi entre utilisateurs.</text:span></text:span></text:p>
      <text:p text:style-name="P3"><text:span text:style-name="Police_20_par_20_défaut"><text:span text:style-name="T1">De plus, un sentiment de culpabilité émane chez beaucoup d'utilisateurs,s'ils y vont, c'est <text:s/>pour se sentir mieux et cela est exact, mais à long terme, c'est la sensation de procrastiner qui se développe.</text:span></text:span></text:p>
      <text:p text:style-name="P3"><text:span text:style-name="Police_20_par_20_défaut"><text:span text:style-name="T1">L'anxiété est aussi une conséquence de ce rapport réseau-utilisateur, la personne à un besoin d'avoir son téléphone sur lui, ou consulter facilement les réseaux, et donc quand il se retrouve sans, il va y avoir un sentiment de manque (dû à la dépendance), ce qui va jusqu'à provoquer des "hallucinations" sonores, <text:s/>des signaux fantômes en provenance du téléphone.</text:span></text:span></text:p>
      <text:p text:style-name="P3"><text:span text:style-name="T2"><text:line-break/> <text:s/>Dans ce contexte, </text:span><text:span text:style-name="Police_20_par_20_défaut"><text:span text:style-name="T2">le principal <text:s/>enjeu est : de réguler la conduite sur les consommations des réseaux et téléphones. De travailler son espace virtuel pour le rendre satisfaisant, mais aussi se préoccuper et prendre soin de sa vie sociale, dans la réalité.</text:span></text:span><text:span text:style-name="T2"><text:line-break/><text:line-break/> <text:s/>Il convient tout d'abord de dire que l'apparation de ces faits est trop récente pour qu'elles soient catégorisées parmi les troubles psychiatriques. Mais, il est raisonnable de mettre le doigt sur le comportement adopté, et de réfléchir à une utilisation saine pour une meilleure santé menta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4M24S</meta:editing-duration>
    <meta:editing-cycles>23</meta:editing-cycles>
    <meta:generator>OpenOffice/4.1.5$Win32 OpenOffice.org_project/415m1$Build-9789</meta:generator>
    <dc:date>2020-12-01T17:30:26.64</dc:date>
    <dc:creator>maeva lesaffre</dc:creator>
    <meta:document-statistic meta:table-count="0" meta:image-count="0" meta:object-count="0" meta:page-count="1" meta:paragraph-count="9" meta:word-count="341" meta:character-count="2269"/>
    <meta:user-defined meta:name="Info 1"/>
    <meta:user-defined meta:name="Info 2"/>
    <meta:user-defined meta:name="Info 3"/>
    <meta:user-defined meta:name="Info 4"/>
  </office:meta>
</office:document-meta>
</file>